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229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あ</text:p>
          </table:table-cell>
          <table:table-cell office:value-type="string" calcext:value-type="string">
            <text:p>ア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This hiragana has an upside down capital 'A' in it. Ah! You can use that to remember.</text:p>
          </table:table-cell>
          <table:table-cell table:formula="of:=&quot;{ path_char_id: &quot; &amp; [.A1] &amp; &quot;, character_english: '&quot; &amp; [.D1] &amp; &quot;', character_hiragana: '&quot; &amp; [.B1] &amp; &quot;', character_katakana: '&quot; &amp; [.C1] &amp; &quot;', sort_order: &quot; &amp; [.A1] &amp; &quot;, phonetic: '&quot; &amp; [.E1] &amp; &quot;', description: &quot;&quot;&quot;&amp; [.F1] &amp; &quot;&quot;&quot; },&quot;" office:value-type="string" office:string-value="{ path_char_id: 1, character_english: 'a', character_hiragana: 'あ', character_katakana: 'ア', sort_order: 1, phonetic: 'ah', description: &quot;This hiragana has an upside down capital 'A' in it. Ah! You can use that to remember.&quot; }," calcext:value-type="string">
            <text:p>{ path_char_id: 1, character_english: 'a', character_hiragana: 'あ', character_katakana: 'ア', sort_order: 1, phonetic: 'ah', description: "This hiragana has an upside down capital 'A' in it. Ah! You can use that to remember." }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 in tree</text:p>
          </table:table-cell>
          <table:table-cell office:value-type="string" calcext:value-type="string">
            <text:p>It looks like two side-by-side eels!</text:p>
          </table:table-cell>
          <table:table-cell table:formula="of:=&quot;{ path_char_id: &quot; &amp; [.A2] &amp; &quot;, character_english: '&quot; &amp; [.D2] &amp; &quot;', character_hiragana: '&quot; &amp; [.B2] &amp; &quot;', character_katakana: '&quot; &amp; [.C2] &amp; &quot;', sort_order: &quot; &amp; [.A2] &amp; &quot;, phonetic: '&quot; &amp; [.E2] &amp; &quot;', description: &quot;&quot;&quot;&amp; [.F2] &amp; &quot;&quot;&quot; },&quot;" office:value-type="string" office:string-value="{ path_char_id: 2, character_english: 'i', character_hiragana: 'い', character_katakana: 'イ', sort_order: 2, phonetic: 'e in tree', description: &quot;It looks like two side-by-side eels!&quot; }," calcext:value-type="string">
            <text:p>{ path_char_id: 2, character_english: 'i', character_hiragana: 'い', character_katakana: 'イ', sort_order: 2, phonetic: 'e in tree', description: "It looks like two side-by-side eels!" }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oh </text:p>
          </table:table-cell>
          <table:table-cell office:value-type="string" calcext:value-type="string">
            <text:p>See how it looks like a sideways 'u'?</text:p>
          </table:table-cell>
          <table:table-cell table:formula="of:=&quot;{ path_char_id: &quot; &amp; [.A3] &amp; &quot;, character_english: '&quot; &amp; [.D3] &amp; &quot;', character_hiragana: '&quot; &amp; [.B3] &amp; &quot;', character_katakana: '&quot; &amp; [.C3] &amp; &quot;', sort_order: &quot; &amp; [.A3] &amp; &quot;, phonetic: '&quot; &amp; [.E3] &amp; &quot;', description: &quot;&quot;&quot;&amp; [.F3] &amp; &quot;&quot;&quot; },&quot;" office:value-type="string" office:string-value="{ path_char_id: 3, character_english: 'u', character_hiragana: 'う', character_katakana: 'ウ', sort_order: 3, phonetic: 'ooh ', description: &quot;See how it looks like a sideways 'u'?&quot; }," calcext:value-type="string">
            <text:p>{ path_char_id: 3, character_english: 'u', character_hiragana: 'う', character_katakana: 'ウ', sort_order: 3, phonetic: 'ooh ', description: "See how it looks like a sideways 'u'?" }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エ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h </text:p>
          </table:table-cell>
          <table:table-cell office:value-type="string" calcext:value-type="string">
            <text:p>This one looks like a z, just think of how it is e-z to remember.</text:p>
          </table:table-cell>
          <table:table-cell table:formula="of:=&quot;{ path_char_id: &quot; &amp; [.A4] &amp; &quot;, character_english: '&quot; &amp; [.D4] &amp; &quot;', character_hiragana: '&quot; &amp; [.B4] &amp; &quot;', character_katakana: '&quot; &amp; [.C4] &amp; &quot;', sort_order: &quot; &amp; [.A4] &amp; &quot;, phonetic: '&quot; &amp; [.E4] &amp; &quot;', description: &quot;&quot;&quot;&amp; [.F4] &amp; &quot;&quot;&quot; },&quot;" office:value-type="string" office:string-value="{ path_char_id: 4, character_english: 'e', character_hiragana: 'え', character_katakana: 'エ', sort_order: 4, phonetic: 'eh ', description: &quot;This one looks like a z, just think of how it is e-z to remember.&quot; }," calcext:value-type="string">
            <text:p>{ path_char_id: 4, character_english: 'e', character_hiragana: 'え', character_katakana: 'エ', sort_order: 4, phonetic: 'eh ', description: "This one looks like a z, just think of how it is e-z to remember." }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h </text:p>
          </table:table-cell>
          <table:table-cell office:value-type="string" calcext:value-type="string">
            <text:p>Oh no! This person tripped and dropped something!</text:p>
          </table:table-cell>
          <table:table-cell table:formula="of:=&quot;{ path_char_id: &quot; &amp; [.A5] &amp; &quot;, character_english: '&quot; &amp; [.D5] &amp; &quot;', character_hiragana: '&quot; &amp; [.B5] &amp; &quot;', character_katakana: '&quot; &amp; [.C5] &amp; &quot;', sort_order: &quot; &amp; [.A5] &amp; &quot;, phonetic: '&quot; &amp; [.E5] &amp; &quot;', description: &quot;&quot;&quot;&amp; [.F5] &amp; &quot;&quot;&quot; },&quot;" office:value-type="string" office:string-value="{ path_char_id: 5, character_english: 'o', character_hiragana: 'お', character_katakana: 'オ', sort_order: 5, phonetic: 'oh ', description: &quot;Oh no! This person tripped and dropped something!&quot; }," calcext:value-type="string">
            <text:p>{ path_char_id: 5, character_english: 'o', character_hiragana: 'お', character_katakana: 'オ', sort_order: 5, phonetic: 'oh ', description: "Oh no! This person tripped and dropped something!" }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 </text:p>
          </table:table-cell>
          <table:table-cell office:value-type="string" calcext:value-type="string">
            <text:p>Looks like a fighter with a sword yelling 'KA!'</text:p>
          </table:table-cell>
          <table:table-cell table:formula="of:=&quot;{ path_char_id: &quot; &amp; [.A6] &amp; &quot;, character_english: '&quot; &amp; [.D6] &amp; &quot;', character_hiragana: '&quot; &amp; [.B6] &amp; &quot;', character_katakana: '&quot; &amp; [.C6] &amp; &quot;', sort_order: &quot; &amp; [.A6] &amp; &quot;, phonetic: '&quot; &amp; [.E6] &amp; &quot;', description: &quot;&quot;&quot;&amp; [.F6] &amp; &quot;&quot;&quot; },&quot;" office:value-type="string" office:string-value="{ path_char_id: 6, character_english: 'ka', character_hiragana: 'か', character_katakana: 'カ', sort_order: 6, phonetic: 'ka ', description: &quot;Looks like a fighter with a sword yelling 'KA!'&quot; }," calcext:value-type="string">
            <text:p>{ path_char_id: 6, character_english: 'ka', character_hiragana: 'か', character_katakana: 'カ', sort_order: 6, phonetic: 'ka ', description: "Looks like a fighter with a sword yelling 'KA!'" }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ey </text:p>
          </table:table-cell>
          <table:table-cell office:value-type="string" calcext:value-type="string">
            <text:p>Pronounced like the word key and it looks like a key!</text:p>
          </table:table-cell>
          <table:table-cell table:formula="of:=&quot;{ path_char_id: &quot; &amp; [.A7] &amp; &quot;, character_english: '&quot; &amp; [.D7] &amp; &quot;', character_hiragana: '&quot; &amp; [.B7] &amp; &quot;', character_katakana: '&quot; &amp; [.C7] &amp; &quot;', sort_order: &quot; &amp; [.A7] &amp; &quot;, phonetic: '&quot; &amp; [.E7] &amp; &quot;', description: &quot;&quot;&quot;&amp; [.F7] &amp; &quot;&quot;&quot; },&quot;" office:value-type="string" office:string-value="{ path_char_id: 7, character_english: 'ki', character_hiragana: 'き', character_katakana: 'キ', sort_order: 7, phonetic: 'key ', description: &quot;Pronounced like the word key and it looks like a key!&quot; }," calcext:value-type="string">
            <text:p>{ path_char_id: 7, character_english: 'ki', character_hiragana: 'き', character_katakana: 'キ', sort_order: 7, phonetic: 'key ', description: "Pronounced like the word key and it looks like a key!" }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oo </text:p>
          </table:table-cell>
          <table:table-cell office:value-type="string" calcext:value-type="string">
            <text:p>It looks just like a bird's beak, making a coo sound.</text:p>
          </table:table-cell>
          <table:table-cell table:formula="of:=&quot;{ path_char_id: &quot; &amp; [.A8] &amp; &quot;, character_english: '&quot; &amp; [.D8] &amp; &quot;', character_hiragana: '&quot; &amp; [.B8] &amp; &quot;', character_katakana: '&quot; &amp; [.C8] &amp; &quot;', sort_order: &quot; &amp; [.A8] &amp; &quot;, phonetic: '&quot; &amp; [.E8] &amp; &quot;', description: &quot;&quot;&quot;&amp; [.F8] &amp; &quot;&quot;&quot; },&quot;" office:value-type="string" office:string-value="{ path_char_id: 8, character_english: 'ku', character_hiragana: 'く', character_katakana: 'ク', sort_order: 8, phonetic: 'koo ', description: &quot;It looks just like a bird's beak, making a coo sound.&quot; }," calcext:value-type="string">
            <text:p>{ path_char_id: 8, character_english: 'ku', character_hiragana: 'く', character_katakana: 'ク', sort_order: 8, phonetic: 'koo ', description: "It looks just like a bird's beak, making a coo sound." }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ケ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h </text:p>
          </table:table-cell>
          <table:table-cell office:value-type="string" calcext:value-type="string">
            <text:p>You can remember this one because it looks like the word 'it' - and remember, \it's ke (it's ok)\ </text:p>
          </table:table-cell>
          <table:table-cell table:formula="of:=&quot;{ path_char_id: &quot; &amp; [.A9] &amp; &quot;, character_english: '&quot; &amp; [.D9] &amp; &quot;', character_hiragana: '&quot; &amp; [.B9] &amp; &quot;', character_katakana: '&quot; &amp; [.C9] &amp; &quot;', sort_order: &quot; &amp; [.A9] &amp; &quot;, phonetic: '&quot; &amp; [.E9] &amp; &quot;', description: &quot;&quot;&quot;&amp; [.F9] &amp; &quot;&quot;&quot; },&quot;" office:value-type="string" office:string-value="{ path_char_id: 9, character_english: 'ke', character_hiragana: 'け', character_katakana: 'ケ', sort_order: 9, phonetic: 'keh ', description: &quot;You can remember this one because it looks like the word 'it' - and remember, \it's ke (it's ok)\ &quot; }," calcext:value-type="string">
            <text:p>{ path_char_id: 9, character_english: 'ke', character_hiragana: 'け', character_katakana: 'ケ', sort_order: 9, phonetic: 'keh ', description: "You can remember this one because it looks like the word 'it' - and remember, \it's ke (it's ok)\ " }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 </text:p>
          </table:table-cell>
          <table:table-cell office:value-type="string" calcext:value-type="string">
            <text:p>No tips yet!</text:p>
          </table:table-cell>
          <table:table-cell table:formula="of:=&quot;{ path_char_id: &quot; &amp; [.A10] &amp; &quot;, character_english: '&quot; &amp; [.D10] &amp; &quot;', character_hiragana: '&quot; &amp; [.B10] &amp; &quot;', character_katakana: '&quot; &amp; [.C10] &amp; &quot;', sort_order: &quot; &amp; [.A10] &amp; &quot;, phonetic: '&quot; &amp; [.E10] &amp; &quot;', description: &quot;&quot;&quot;&amp; [.F10] &amp; &quot;&quot;&quot; },&quot;" office:value-type="string" office:string-value="{ path_char_id: 10, character_english: 'ko', character_hiragana: 'こ', character_katakana: 'コ', sort_order: 10, phonetic: 'ko ', description: &quot;No tips yet!&quot; }," calcext:value-type="string">
            <text:p>{ path_char_id: 10, character_english: 'ko', character_hiragana: 'こ', character_katakana: 'コ', sort_order: 10, phonetic: 'ko ', description: "No tips yet!" }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w </text:p>
          </table:table-cell>
          <table:table-cell office:value-type="string" calcext:value-type="string">
            <text:p>The top line is a saw, the bottom loop is an arm as a lady missing a hand saws a board.</text:p>
          </table:table-cell>
          <table:table-cell table:formula="of:=&quot;{ path_char_id: &quot; &amp; [.A11] &amp; &quot;, character_english: '&quot; &amp; [.D11] &amp; &quot;', character_hiragana: '&quot; &amp; [.B11] &amp; &quot;', character_katakana: '&quot; &amp; [.C11] &amp; &quot;', sort_order: &quot; &amp; [.A11] &amp; &quot;, phonetic: '&quot; &amp; [.E11] &amp; &quot;', description: &quot;&quot;&quot;&amp; [.F11] &amp; &quot;&quot;&quot; },&quot;" office:value-type="string" office:string-value="{ path_char_id: 11, character_english: 'sa', character_hiragana: 'さ', character_katakana: 'サ', sort_order: 11, phonetic: 'saw ', description: &quot;The top line is a saw, the bottom loop is an arm as a lady missing a hand saws a board.&quot; }," calcext:value-type="string">
            <text:p>{ path_char_id: 11, character_english: 'sa', character_hiragana: 'さ', character_katakana: 'サ', sort_order: 11, phonetic: 'saw ', description: "The top line is a saw, the bottom loop is an arm as a lady missing a hand saws a board." }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e </text:p>
          </table:table-cell>
          <table:table-cell office:value-type="string" calcext:value-type="string">
            <text:p>It looks like a fishhook - she likes to fish! \nException! Note the spelling difference for Romaaji.</text:p>
          </table:table-cell>
          <table:table-cell table:formula="of:=&quot;{ path_char_id: &quot; &amp; [.A12] &amp; &quot;, character_english: '&quot; &amp; [.D12] &amp; &quot;', character_hiragana: '&quot; &amp; [.B12] &amp; &quot;', character_katakana: '&quot; &amp; [.C12] &amp; &quot;', sort_order: &quot; &amp; [.A12] &amp; &quot;, phonetic: '&quot; &amp; [.E12] &amp; &quot;', description: &quot;&quot;&quot;&amp; [.F12] &amp; &quot;&quot;&quot; },&quot;" office:value-type="string" office:string-value="{ path_char_id: 12, character_english: 'shi', character_hiragana: 'し', character_katakana: 'シ', sort_order: 12, phonetic: 'she ', description: &quot;It looks like a fishhook - she likes to fish! \nException! Note the spelling difference for Romaaji.&quot; }," calcext:value-type="string">
            <text:p>{ path_char_id: 12, character_english: 'shi', character_hiragana: 'し', character_katakana: 'シ', sort_order: 12, phonetic: 'she ', description: "It looks like a fishhook - she likes to fish! \nException! Note the spelling difference for Romaaji." }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ス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ue </text:p>
          </table:table-cell>
          <table:table-cell office:value-type="string" calcext:value-type="string">
            <text:p>It's a T with a curly line through it, like Curly Sue.</text:p>
          </table:table-cell>
          <table:table-cell table:formula="of:=&quot;{ path_char_id: &quot; &amp; [.A13] &amp; &quot;, character_english: '&quot; &amp; [.D13] &amp; &quot;', character_hiragana: '&quot; &amp; [.B13] &amp; &quot;', character_katakana: '&quot; &amp; [.C13] &amp; &quot;', sort_order: &quot; &amp; [.A13] &amp; &quot;, phonetic: '&quot; &amp; [.E13] &amp; &quot;', description: &quot;&quot;&quot;&amp; [.F13] &amp; &quot;&quot;&quot; },&quot;" office:value-type="string" office:string-value="{ path_char_id: 13, character_english: 'su', character_hiragana: 'す', character_katakana: 'ス', sort_order: 13, phonetic: 'sue ', description: &quot;It's a T with a curly line through it, like Curly Sue.&quot; }," calcext:value-type="string">
            <text:p>{ path_char_id: 13, character_english: 'su', character_hiragana: 'す', character_katakana: 'ス', sort_order: 13, phonetic: 'sue ', description: "It's a T with a curly line through it, like Curly Sue." }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セ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h </text:p>
          </table:table-cell>
          <table:table-cell office:value-type="string" calcext:value-type="string">
            <text:p>It looks kind of a like a chair for an old man to 'seht' (sit) in.</text:p>
          </table:table-cell>
          <table:table-cell table:formula="of:=&quot;{ path_char_id: &quot; &amp; [.A14] &amp; &quot;, character_english: '&quot; &amp; [.D14] &amp; &quot;', character_hiragana: '&quot; &amp; [.B14] &amp; &quot;', character_katakana: '&quot; &amp; [.C14] &amp; &quot;', sort_order: &quot; &amp; [.A14] &amp; &quot;, phonetic: '&quot; &amp; [.E14] &amp; &quot;', description: &quot;&quot;&quot;&amp; [.F14] &amp; &quot;&quot;&quot; },&quot;" office:value-type="string" office:string-value="{ path_char_id: 14, character_english: 'se', character_hiragana: 'せ', character_katakana: 'セ', sort_order: 14, phonetic: 'seh ', description: &quot;It looks kind of a like a chair for an old man to 'seht' (sit) in.&quot; }," calcext:value-type="string">
            <text:p>{ path_char_id: 14, character_english: 'se', character_hiragana: 'せ', character_katakana: 'セ', sort_order: 14, phonetic: 'seh ', description: "It looks kind of a like a chair for an old man to 'seht' (sit) in." }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 </text:p>
          </table:table-cell>
          <table:table-cell office:value-type="string" calcext:value-type="string">
            <text:p>It looks like a z - soz, what's up?</text:p>
          </table:table-cell>
          <table:table-cell table:formula="of:=&quot;{ path_char_id: &quot; &amp; [.A15] &amp; &quot;, character_english: '&quot; &amp; [.D15] &amp; &quot;', character_hiragana: '&quot; &amp; [.B15] &amp; &quot;', character_katakana: '&quot; &amp; [.C15] &amp; &quot;', sort_order: &quot; &amp; [.A15] &amp; &quot;, phonetic: '&quot; &amp; [.E15] &amp; &quot;', description: &quot;&quot;&quot;&amp; [.F15] &amp; &quot;&quot;&quot; },&quot;" office:value-type="string" office:string-value="{ path_char_id: 15, character_english: 'so', character_hiragana: 'そ', character_katakana: 'ソ', sort_order: 15, phonetic: 'so ', description: &quot;It looks like a z - soz, what's up?&quot; }," calcext:value-type="string">
            <text:p>{ path_char_id: 15, character_english: 'so', character_hiragana: 'そ', character_katakana: 'ソ', sort_order: 15, phonetic: 'so ', description: "It looks like a z - soz, what's up?" }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w </text:p>
          </table:table-cell>
          <table:table-cell office:value-type="string" calcext:value-type="string">
            <text:p>It looks like a t and an a - a real easy one!</text:p>
          </table:table-cell>
          <table:table-cell table:formula="of:=&quot;{ path_char_id: &quot; &amp; [.A16] &amp; &quot;, character_english: '&quot; &amp; [.D16] &amp; &quot;', character_hiragana: '&quot; &amp; [.B16] &amp; &quot;', character_katakana: '&quot; &amp; [.C16] &amp; &quot;', sort_order: &quot; &amp; [.A16] &amp; &quot;, phonetic: '&quot; &amp; [.E16] &amp; &quot;', description: &quot;&quot;&quot;&amp; [.F16] &amp; &quot;&quot;&quot; },&quot;" office:value-type="string" office:string-value="{ path_char_id: 16, character_english: 'ta', character_hiragana: 'た', character_katakana: 'タ', sort_order: 16, phonetic: 'taw ', description: &quot;It looks like a t and an a - a real easy one!&quot; }," calcext:value-type="string">
            <text:p>{ path_char_id: 16, character_english: 'ta', character_hiragana: 'た', character_katakana: 'タ', sort_order: 16, phonetic: 'taw ', description: "It looks like a t and an a - a real easy one!" }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 </text:p>
          </table:table-cell>
          <table:table-cell office:value-type="string" calcext:value-type="string">
            <text:p>It's a CHEating soccer player. He's getting kicked in the shins. Exception! Note the spelling difference for Romaaji.</text:p>
          </table:table-cell>
          <table:table-cell table:formula="of:=&quot;{ path_char_id: &quot; &amp; [.A17] &amp; &quot;, character_english: '&quot; &amp; [.D17] &amp; &quot;', character_hiragana: '&quot; &amp; [.B17] &amp; &quot;', character_katakana: '&quot; &amp; [.C17] &amp; &quot;', sort_order: &quot; &amp; [.A17] &amp; &quot;, phonetic: '&quot; &amp; [.E17] &amp; &quot;', description: &quot;&quot;&quot;&amp; [.F17] &amp; &quot;&quot;&quot; },&quot;" office:value-type="string" office:string-value="{ path_char_id: 17, character_english: 'chi', character_hiragana: 'ち', character_katakana: 'チ', sort_order: 17, phonetic: 'chi ', description: &quot;It's a CHEating soccer player. He's getting kicked in the shins. Exception! Note the spelling difference for Romaaji.&quot; }," calcext:value-type="string">
            <text:p>{ path_char_id: 17, character_english: 'chi', character_hiragana: 'ち', character_katakana: 'チ', sort_order: 17, phonetic: 'chi ', description: "It's a CHEating soccer player. He's getting kicked in the shins. Exception! Note the spelling difference for Romaaji." }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ツ</text:p>
          </table:table-cell>
          <table:table-cell office:value-type="string" calcext:value-type="string">
            <text:p>tsu</text:p>
          </table:table-cell>
          <table:table-cell office:value-type="string" calcext:value-type="string">
            <text:p>tsu </text:p>
          </table:table-cell>
          <table:table-cell office:value-type="string" calcext:value-type="string">
            <text:p>Exception! Note the spelling difference for Romaaji.</text:p>
          </table:table-cell>
          <table:table-cell table:formula="of:=&quot;{ path_char_id: &quot; &amp; [.A18] &amp; &quot;, character_english: '&quot; &amp; [.D18] &amp; &quot;', character_hiragana: '&quot; &amp; [.B18] &amp; &quot;', character_katakana: '&quot; &amp; [.C18] &amp; &quot;', sort_order: &quot; &amp; [.A18] &amp; &quot;, phonetic: '&quot; &amp; [.E18] &amp; &quot;', description: &quot;&quot;&quot;&amp; [.F18] &amp; &quot;&quot;&quot; },&quot;" office:value-type="string" office:string-value="{ path_char_id: 18, character_english: 'tsu', character_hiragana: 'つ', character_katakana: 'ツ', sort_order: 18, phonetic: 'tsu ', description: &quot;Exception! Note the spelling difference for Romaaji.&quot; }," calcext:value-type="string">
            <text:p>{ path_char_id: 18, character_english: 'tsu', character_hiragana: 'つ', character_katakana: 'ツ', sort_order: 18, phonetic: 'tsu ', description: "Exception! Note the spelling difference for Romaaji." 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テ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h </text:p>
          </table:table-cell>
          <table:table-cell/>
          <table:table-cell table:formula="of:=&quot;{ path_char_id: &quot; &amp; [.A19] &amp; &quot;, character_english: '&quot; &amp; [.D19] &amp; &quot;', character_hiragana: '&quot; &amp; [.B19] &amp; &quot;', character_katakana: '&quot; &amp; [.C19] &amp; &quot;', sort_order: &quot; &amp; [.A19] &amp; &quot;, phonetic: '&quot; &amp; [.E19] &amp; &quot;', description: &quot;&quot;&quot;&amp; [.F19] &amp; &quot;&quot;&quot; },&quot;" office:value-type="string" office:string-value="{ path_char_id: 19, character_english: 'te', character_hiragana: 'て', character_katakana: 'テ', sort_order: 19, phonetic: 'teh ', description: &quot;&quot; }," calcext:value-type="string">
            <text:p>{ path_char_id: 19, character_english: 'te', character_hiragana: 'て', character_katakana: 'テ', sort_order: 19, phonetic: 'teh ', description: "" 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e </text:p>
          </table:table-cell>
          <table:table-cell/>
          <table:table-cell table:formula="of:=&quot;{ path_char_id: &quot; &amp; [.A20] &amp; &quot;, character_english: '&quot; &amp; [.D20] &amp; &quot;', character_hiragana: '&quot; &amp; [.B20] &amp; &quot;', character_katakana: '&quot; &amp; [.C20] &amp; &quot;', sort_order: &quot; &amp; [.A20] &amp; &quot;, phonetic: '&quot; &amp; [.E20] &amp; &quot;', description: &quot;&quot;&quot;&amp; [.F20] &amp; &quot;&quot;&quot; },&quot;" office:value-type="string" office:string-value="{ path_char_id: 20, character_english: 'to', character_hiragana: 'と', character_katakana: 'ト', sort_order: 20, phonetic: 'toe ', description: &quot;&quot; }," calcext:value-type="string">
            <text:p>{ path_char_id: 20, character_english: 'to', character_hiragana: 'と', character_katakana: 'ト', sort_order: 20, phonetic: 'toe ', description: "" }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ナ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w </text:p>
          </table:table-cell>
          <table:table-cell/>
          <table:table-cell table:formula="of:=&quot;{ path_char_id: &quot; &amp; [.A21] &amp; &quot;, character_english: '&quot; &amp; [.D21] &amp; &quot;', character_hiragana: '&quot; &amp; [.B21] &amp; &quot;', character_katakana: '&quot; &amp; [.C21] &amp; &quot;', sort_order: &quot; &amp; [.A21] &amp; &quot;, phonetic: '&quot; &amp; [.E21] &amp; &quot;', description: &quot;&quot;&quot;&amp; [.F21] &amp; &quot;&quot;&quot; },&quot;" office:value-type="string" office:string-value="{ path_char_id: 21, character_english: 'na', character_hiragana: 'な', character_katakana: 'ナ', sort_order: 21, phonetic: 'naw ', description: &quot;&quot; }," calcext:value-type="string">
            <text:p>{ path_char_id: 21, character_english: 'na', character_hiragana: 'な', character_katakana: 'ナ', sort_order: 21, phonetic: 'naw ', description: "" }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e </text:p>
          </table:table-cell>
          <table:table-cell/>
          <table:table-cell table:formula="of:=&quot;{ path_char_id: &quot; &amp; [.A22] &amp; &quot;, character_english: '&quot; &amp; [.D22] &amp; &quot;', character_hiragana: '&quot; &amp; [.B22] &amp; &quot;', character_katakana: '&quot; &amp; [.C22] &amp; &quot;', sort_order: &quot; &amp; [.A22] &amp; &quot;, phonetic: '&quot; &amp; [.E22] &amp; &quot;', description: &quot;&quot;&quot;&amp; [.F22] &amp; &quot;&quot;&quot; },&quot;" office:value-type="string" office:string-value="{ path_char_id: 22, character_english: 'ni', character_hiragana: 'に', character_katakana: 'ニ', sort_order: 22, phonetic: 'nee ', description: &quot;&quot; }," calcext:value-type="string">
            <text:p>{ path_char_id: 22, character_english: 'ni', character_hiragana: 'に', character_katakana: 'ニ', sort_order: 22, phonetic: 'nee ', description: "" }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ヌ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ew </text:p>
          </table:table-cell>
          <table:table-cell/>
          <table:table-cell table:formula="of:=&quot;{ path_char_id: &quot; &amp; [.A23] &amp; &quot;, character_english: '&quot; &amp; [.D23] &amp; &quot;', character_hiragana: '&quot; &amp; [.B23] &amp; &quot;', character_katakana: '&quot; &amp; [.C23] &amp; &quot;', sort_order: &quot; &amp; [.A23] &amp; &quot;, phonetic: '&quot; &amp; [.E23] &amp; &quot;', description: &quot;&quot;&quot;&amp; [.F23] &amp; &quot;&quot;&quot; },&quot;" office:value-type="string" office:string-value="{ path_char_id: 23, character_english: 'nu', character_hiragana: 'ぬ', character_katakana: 'ヌ', sort_order: 23, phonetic: 'new ', description: &quot;&quot; }," calcext:value-type="string">
            <text:p>{ path_char_id: 23, character_english: 'nu', character_hiragana: 'ぬ', character_katakana: 'ヌ', sort_order: 23, phonetic: 'new ', description: "" }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ネ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h </text:p>
          </table:table-cell>
          <table:table-cell/>
          <table:table-cell table:formula="of:=&quot;{ path_char_id: &quot; &amp; [.A24] &amp; &quot;, character_english: '&quot; &amp; [.D24] &amp; &quot;', character_hiragana: '&quot; &amp; [.B24] &amp; &quot;', character_katakana: '&quot; &amp; [.C24] &amp; &quot;', sort_order: &quot; &amp; [.A24] &amp; &quot;, phonetic: '&quot; &amp; [.E24] &amp; &quot;', description: &quot;&quot;&quot;&amp; [.F24] &amp; &quot;&quot;&quot; },&quot;" office:value-type="string" office:string-value="{ path_char_id: 24, character_english: 'ne', character_hiragana: 'ね', character_katakana: 'ネ', sort_order: 24, phonetic: 'neh ', description: &quot;&quot; }," calcext:value-type="string">
            <text:p>{ path_char_id: 24, character_english: 'ne', character_hiragana: 'ね', character_katakana: 'ネ', sort_order: 24, phonetic: 'neh ', description: "" }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ノ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/>
          <table:table-cell table:formula="of:=&quot;{ path_char_id: &quot; &amp; [.A25] &amp; &quot;, character_english: '&quot; &amp; [.D25] &amp; &quot;', character_hiragana: '&quot; &amp; [.B25] &amp; &quot;', character_katakana: '&quot; &amp; [.C25] &amp; &quot;', sort_order: &quot; &amp; [.A25] &amp; &quot;, phonetic: '&quot; &amp; [.E25] &amp; &quot;', description: &quot;&quot;&quot;&amp; [.F25] &amp; &quot;&quot;&quot; },&quot;" office:value-type="string" office:string-value="{ path_char_id: 25, character_english: 'no', character_hiragana: 'の', character_katakana: 'ノ', sort_order: 25, phonetic: 'no ', description: &quot;&quot; }," calcext:value-type="string">
            <text:p>{ path_char_id: 25, character_english: 'no', character_hiragana: 'の', character_katakana: 'ノ', sort_order: 25, phonetic: 'no ', description: "" }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 </text:p>
          </table:table-cell>
          <table:table-cell/>
          <table:table-cell table:formula="of:=&quot;{ path_char_id: &quot; &amp; [.A26] &amp; &quot;, character_english: '&quot; &amp; [.D26] &amp; &quot;', character_hiragana: '&quot; &amp; [.B26] &amp; &quot;', character_katakana: '&quot; &amp; [.C26] &amp; &quot;', sort_order: &quot; &amp; [.A26] &amp; &quot;, phonetic: '&quot; &amp; [.E26] &amp; &quot;', description: &quot;&quot;&quot;&amp; [.F26] &amp; &quot;&quot;&quot; },&quot;" office:value-type="string" office:string-value="{ path_char_id: 26, character_english: 'ha', character_hiragana: 'は', character_katakana: 'ハ', sort_order: 26, phonetic: 'ha ', description: &quot;&quot; }," calcext:value-type="string">
            <text:p>{ path_char_id: 26, character_english: 'ha', character_hiragana: 'は', character_katakana: 'ハ', sort_order: 26, phonetic: 'ha ', description: "" }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 </text:p>
          </table:table-cell>
          <table:table-cell/>
          <table:table-cell table:formula="of:=&quot;{ path_char_id: &quot; &amp; [.A27] &amp; &quot;, character_english: '&quot; &amp; [.D27] &amp; &quot;', character_hiragana: '&quot; &amp; [.B27] &amp; &quot;', character_katakana: '&quot; &amp; [.C27] &amp; &quot;', sort_order: &quot; &amp; [.A27] &amp; &quot;, phonetic: '&quot; &amp; [.E27] &amp; &quot;', description: &quot;&quot;&quot;&amp; [.F27] &amp; &quot;&quot;&quot; },&quot;" office:value-type="string" office:string-value="{ path_char_id: 27, character_english: 'hi', character_hiragana: 'ひ', character_katakana: 'ヒ', sort_order: 27, phonetic: 'hi ', description: &quot;&quot; }," calcext:value-type="string">
            <text:p>{ path_char_id: 27, character_english: 'hi', character_hiragana: 'ひ', character_katakana: 'ヒ', sort_order: 27, phonetic: 'hi ', description: "" }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fu </text:p>
          </table:table-cell>
          <table:table-cell/>
          <table:table-cell table:formula="of:=&quot;{ path_char_id: &quot; &amp; [.A28] &amp; &quot;, character_english: '&quot; &amp; [.D28] &amp; &quot;', character_hiragana: '&quot; &amp; [.B28] &amp; &quot;', character_katakana: '&quot; &amp; [.C28] &amp; &quot;', sort_order: &quot; &amp; [.A28] &amp; &quot;, phonetic: '&quot; &amp; [.E28] &amp; &quot;', description: &quot;&quot;&quot;&amp; [.F28] &amp; &quot;&quot;&quot; },&quot;" office:value-type="string" office:string-value="{ path_char_id: 28, character_english: 'fu', character_hiragana: 'ふ', character_katakana: 'フ', sort_order: 28, phonetic: 'fu ', description: &quot;&quot; }," calcext:value-type="string">
            <text:p>{ path_char_id: 28, character_english: 'fu', character_hiragana: 'ふ', character_katakana: 'フ', sort_order: 28, phonetic: 'fu ', description: "" }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ヘ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h </text:p>
          </table:table-cell>
          <table:table-cell/>
          <table:table-cell table:formula="of:=&quot;{ path_char_id: &quot; &amp; [.A29] &amp; &quot;, character_english: '&quot; &amp; [.D29] &amp; &quot;', character_hiragana: '&quot; &amp; [.B29] &amp; &quot;', character_katakana: '&quot; &amp; [.C29] &amp; &quot;', sort_order: &quot; &amp; [.A29] &amp; &quot;, phonetic: '&quot; &amp; [.E29] &amp; &quot;', description: &quot;&quot;&quot;&amp; [.F29] &amp; &quot;&quot;&quot; },&quot;" office:value-type="string" office:string-value="{ path_char_id: 29, character_english: 'he', character_hiragana: 'へ', character_katakana: 'ヘ', sort_order: 29, phonetic: 'heh ', description: &quot;&quot; }," calcext:value-type="string">
            <text:p>{ path_char_id: 29, character_english: 'he', character_hiragana: 'へ', character_katakana: 'ヘ', sort_order: 29, phonetic: 'heh ', description: "" }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oe </text:p>
          </table:table-cell>
          <table:table-cell/>
          <table:table-cell table:formula="of:=&quot;{ path_char_id: &quot; &amp; [.A30] &amp; &quot;, character_english: '&quot; &amp; [.D30] &amp; &quot;', character_hiragana: '&quot; &amp; [.B30] &amp; &quot;', character_katakana: '&quot; &amp; [.C30] &amp; &quot;', sort_order: &quot; &amp; [.A30] &amp; &quot;, phonetic: '&quot; &amp; [.E30] &amp; &quot;', description: &quot;&quot;&quot;&amp; [.F30] &amp; &quot;&quot;&quot; },&quot;" office:value-type="string" office:string-value="{ path_char_id: 30, character_english: 'ho', character_hiragana: 'ほ', character_katakana: 'ホ', sort_order: 30, phonetic: 'hoe ', description: &quot;&quot; }," calcext:value-type="string">
            <text:p>{ path_char_id: 30, character_english: 'ho', character_hiragana: 'ほ', character_katakana: 'ホ', sort_order: 30, phonetic: 'hoe ', description: "" }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 </text:p>
          </table:table-cell>
          <table:table-cell/>
          <table:table-cell table:formula="of:=&quot;{ path_char_id: &quot; &amp; [.A31] &amp; &quot;, character_english: '&quot; &amp; [.D31] &amp; &quot;', character_hiragana: '&quot; &amp; [.B31] &amp; &quot;', character_katakana: '&quot; &amp; [.C31] &amp; &quot;', sort_order: &quot; &amp; [.A31] &amp; &quot;, phonetic: '&quot; &amp; [.E31] &amp; &quot;', description: &quot;&quot;&quot;&amp; [.F31] &amp; &quot;&quot;&quot; },&quot;" office:value-type="string" office:string-value="{ path_char_id: 31, character_english: 'ma', character_hiragana: 'ま', character_katakana: 'マ', sort_order: 31, phonetic: 'ma ', description: &quot;&quot; }," calcext:value-type="string">
            <text:p>{ path_char_id: 31, character_english: 'ma', character_hiragana: 'ま', character_katakana: 'マ', sort_order: 31, phonetic: 'ma ', description: "" }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e </text:p>
          </table:table-cell>
          <table:table-cell/>
          <table:table-cell table:formula="of:=&quot;{ path_char_id: &quot; &amp; [.A32] &amp; &quot;, character_english: '&quot; &amp; [.D32] &amp; &quot;', character_hiragana: '&quot; &amp; [.B32] &amp; &quot;', character_katakana: '&quot; &amp; [.C32] &amp; &quot;', sort_order: &quot; &amp; [.A32] &amp; &quot;, phonetic: '&quot; &amp; [.E32] &amp; &quot;', description: &quot;&quot;&quot;&amp; [.F32] &amp; &quot;&quot;&quot; },&quot;" office:value-type="string" office:string-value="{ path_char_id: 32, character_english: 'mi', character_hiragana: 'み', character_katakana: 'ミ', sort_order: 32, phonetic: 'me ', description: &quot;&quot; }," calcext:value-type="string">
            <text:p>{ path_char_id: 32, character_english: 'mi', character_hiragana: 'み', character_katakana: 'ミ', sort_order: 32, phonetic: 'me ', description: "" }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oo </text:p>
          </table:table-cell>
          <table:table-cell/>
          <table:table-cell table:formula="of:=&quot;{ path_char_id: &quot; &amp; [.A33] &amp; &quot;, character_english: '&quot; &amp; [.D33] &amp; &quot;', character_hiragana: '&quot; &amp; [.B33] &amp; &quot;', character_katakana: '&quot; &amp; [.C33] &amp; &quot;', sort_order: &quot; &amp; [.A33] &amp; &quot;, phonetic: '&quot; &amp; [.E33] &amp; &quot;', description: &quot;&quot;&quot;&amp; [.F33] &amp; &quot;&quot;&quot; },&quot;" office:value-type="string" office:string-value="{ path_char_id: 33, character_english: 'mu', character_hiragana: 'む', character_katakana: 'ム', sort_order: 33, phonetic: 'moo ', description: &quot;&quot; }," calcext:value-type="string">
            <text:p>{ path_char_id: 33, character_english: 'mu', character_hiragana: 'む', character_katakana: 'ム', sort_order: 33, phonetic: 'moo ', description: "" }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メ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h </text:p>
          </table:table-cell>
          <table:table-cell/>
          <table:table-cell table:formula="of:=&quot;{ path_char_id: &quot; &amp; [.A34] &amp; &quot;, character_english: '&quot; &amp; [.D34] &amp; &quot;', character_hiragana: '&quot; &amp; [.B34] &amp; &quot;', character_katakana: '&quot; &amp; [.C34] &amp; &quot;', sort_order: &quot; &amp; [.A34] &amp; &quot;, phonetic: '&quot; &amp; [.E34] &amp; &quot;', description: &quot;&quot;&quot;&amp; [.F34] &amp; &quot;&quot;&quot; },&quot;" office:value-type="string" office:string-value="{ path_char_id: 34, character_english: 'me', character_hiragana: 'め', character_katakana: 'メ', sort_order: 34, phonetic: 'meh ', description: &quot;&quot; }," calcext:value-type="string">
            <text:p>{ path_char_id: 34, character_english: 'me', character_hiragana: 'め', character_katakana: 'メ', sort_order: 34, phonetic: 'meh ', description: "" }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モ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w </text:p>
          </table:table-cell>
          <table:table-cell/>
          <table:table-cell table:formula="of:=&quot;{ path_char_id: &quot; &amp; [.A35] &amp; &quot;, character_english: '&quot; &amp; [.D35] &amp; &quot;', character_hiragana: '&quot; &amp; [.B35] &amp; &quot;', character_katakana: '&quot; &amp; [.C35] &amp; &quot;', sort_order: &quot; &amp; [.A35] &amp; &quot;, phonetic: '&quot; &amp; [.E35] &amp; &quot;', description: &quot;&quot;&quot;&amp; [.F35] &amp; &quot;&quot;&quot; },&quot;" office:value-type="string" office:string-value="{ path_char_id: 35, character_english: 'mo', character_hiragana: 'も', character_katakana: 'モ', sort_order: 35, phonetic: 'mow ', description: &quot;&quot; }," calcext:value-type="string">
            <text:p>{ path_char_id: 35, character_english: 'mo', character_hiragana: 'も', character_katakana: 'モ', sort_order: 35, phonetic: 'mow ', description: "" }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ラ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 </text:p>
          </table:table-cell>
          <table:table-cell/>
          <table:table-cell table:formula="of:=&quot;{ path_char_id: &quot; &amp; [.A36] &amp; &quot;, character_english: '&quot; &amp; [.D36] &amp; &quot;', character_hiragana: '&quot; &amp; [.B36] &amp; &quot;', character_katakana: '&quot; &amp; [.C36] &amp; &quot;', sort_order: &quot; &amp; [.A36] &amp; &quot;, phonetic: '&quot; &amp; [.E36] &amp; &quot;', description: &quot;&quot;&quot;&amp; [.F36] &amp; &quot;&quot;&quot; },&quot;" office:value-type="string" office:string-value="{ path_char_id: 36, character_english: 'ra', character_hiragana: 'ら', character_katakana: 'ラ', sort_order: 36, phonetic: 'ra ', description: &quot;&quot; }," calcext:value-type="string">
            <text:p>{ path_char_id: 36, character_english: 'ra', character_hiragana: 'ら', character_katakana: 'ラ', sort_order: 36, phonetic: 'ra ', description: "" 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ee </text:p>
          </table:table-cell>
          <table:table-cell/>
          <table:table-cell table:formula="of:=&quot;{ path_char_id: &quot; &amp; [.A37] &amp; &quot;, character_english: '&quot; &amp; [.D37] &amp; &quot;', character_hiragana: '&quot; &amp; [.B37] &amp; &quot;', character_katakana: '&quot; &amp; [.C37] &amp; &quot;', sort_order: &quot; &amp; [.A37] &amp; &quot;, phonetic: '&quot; &amp; [.E37] &amp; &quot;', description: &quot;&quot;&quot;&amp; [.F37] &amp; &quot;&quot;&quot; },&quot;" office:value-type="string" office:string-value="{ path_char_id: 37, character_english: 'ri', character_hiragana: 'り', character_katakana: 'リ', sort_order: 37, phonetic: 'ree ', description: &quot;&quot; }," calcext:value-type="string">
            <text:p>{ path_char_id: 37, character_english: 'ri', character_hiragana: 'り', character_katakana: 'リ', sort_order: 37, phonetic: 'ree ', description: "" 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e </text:p>
          </table:table-cell>
          <table:table-cell/>
          <table:table-cell table:formula="of:=&quot;{ path_char_id: &quot; &amp; [.A38] &amp; &quot;, character_english: '&quot; &amp; [.D38] &amp; &quot;', character_hiragana: '&quot; &amp; [.B38] &amp; &quot;', character_katakana: '&quot; &amp; [.C38] &amp; &quot;', sort_order: &quot; &amp; [.A38] &amp; &quot;, phonetic: '&quot; &amp; [.E38] &amp; &quot;', description: &quot;&quot;&quot;&amp; [.F38] &amp; &quot;&quot;&quot; },&quot;" office:value-type="string" office:string-value="{ path_char_id: 38, character_english: 'ru', character_hiragana: 'る', character_katakana: 'ル', sort_order: 38, phonetic: 'rue ', description: &quot;&quot; }," calcext:value-type="string">
            <text:p>{ path_char_id: 38, character_english: 'ru', character_hiragana: 'る', character_katakana: 'ル', sort_order: 38, phonetic: 'rue ', description: "" 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レ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h </text:p>
          </table:table-cell>
          <table:table-cell/>
          <table:table-cell table:formula="of:=&quot;{ path_char_id: &quot; &amp; [.A39] &amp; &quot;, character_english: '&quot; &amp; [.D39] &amp; &quot;', character_hiragana: '&quot; &amp; [.B39] &amp; &quot;', character_katakana: '&quot; &amp; [.C39] &amp; &quot;', sort_order: &quot; &amp; [.A39] &amp; &quot;, phonetic: '&quot; &amp; [.E39] &amp; &quot;', description: &quot;&quot;&quot;&amp; [.F39] &amp; &quot;&quot;&quot; },&quot;" office:value-type="string" office:string-value="{ path_char_id: 39, character_english: 're', character_hiragana: 'れ', character_katakana: 'レ', sort_order: 39, phonetic: 'reh ', description: &quot;&quot; }," calcext:value-type="string">
            <text:p>{ path_char_id: 39, character_english: 're', character_hiragana: 'れ', character_katakana: 'レ', sort_order: 39, phonetic: 'reh ', description: "" 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ロ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w </text:p>
          </table:table-cell>
          <table:table-cell/>
          <table:table-cell table:formula="of:=&quot;{ path_char_id: &quot; &amp; [.A40] &amp; &quot;, character_english: '&quot; &amp; [.D40] &amp; &quot;', character_hiragana: '&quot; &amp; [.B40] &amp; &quot;', character_katakana: '&quot; &amp; [.C40] &amp; &quot;', sort_order: &quot; &amp; [.A40] &amp; &quot;, phonetic: '&quot; &amp; [.E40] &amp; &quot;', description: &quot;&quot;&quot;&amp; [.F40] &amp; &quot;&quot;&quot; },&quot;" office:value-type="string" office:string-value="{ path_char_id: 40, character_english: 'ro', character_hiragana: 'ろ', character_katakana: 'ロ', sort_order: 40, phonetic: 'row ', description: &quot;&quot; }," calcext:value-type="string">
            <text:p>{ path_char_id: 40, character_english: 'ro', character_hiragana: 'ろ', character_katakana: 'ロ', sort_order: 40, phonetic: 'row ', description: "" 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aw </text:p>
          </table:table-cell>
          <table:table-cell/>
          <table:table-cell table:formula="of:=&quot;{ path_char_id: &quot; &amp; [.A41] &amp; &quot;, character_english: '&quot; &amp; [.D41] &amp; &quot;', character_hiragana: '&quot; &amp; [.B41] &amp; &quot;', character_katakana: '&quot; &amp; [.C41] &amp; &quot;', sort_order: &quot; &amp; [.A41] &amp; &quot;, phonetic: '&quot; &amp; [.E41] &amp; &quot;', description: &quot;&quot;&quot;&amp; [.F41] &amp; &quot;&quot;&quot; },&quot;" office:value-type="string" office:string-value="{ path_char_id: 41, character_english: 'ya', character_hiragana: 'や', character_katakana: 'ヤ', sort_order: 41, phonetic: 'yaw ', description: &quot;&quot; }," calcext:value-type="string">
            <text:p>{ path_char_id: 41, character_english: 'ya', character_hiragana: 'や', character_katakana: 'ヤ', sort_order: 41, phonetic: 'yaw ', description: "" 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ou </text:p>
          </table:table-cell>
          <table:table-cell/>
          <table:table-cell table:formula="of:=&quot;{ path_char_id: &quot; &amp; [.A42] &amp; &quot;, character_english: '&quot; &amp; [.D42] &amp; &quot;', character_hiragana: '&quot; &amp; [.B42] &amp; &quot;', character_katakana: '&quot; &amp; [.C42] &amp; &quot;', sort_order: &quot; &amp; [.A42] &amp; &quot;, phonetic: '&quot; &amp; [.E42] &amp; &quot;', description: &quot;&quot;&quot;&amp; [.F42] &amp; &quot;&quot;&quot; },&quot;" office:value-type="string" office:string-value="{ path_char_id: 42, character_english: 'yu', character_hiragana: 'ゆ', character_katakana: 'ユ', sort_order: 42, phonetic: 'you ', description: &quot;&quot; }," calcext:value-type="string">
            <text:p>{ path_char_id: 42, character_english: 'yu', character_hiragana: 'ゆ', character_katakana: 'ユ', sort_order: 42, phonetic: 'you ', description: "" 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 </text:p>
          </table:table-cell>
          <table:table-cell/>
          <table:table-cell table:formula="of:=&quot;{ path_char_id: &quot; &amp; [.A43] &amp; &quot;, character_english: '&quot; &amp; [.D43] &amp; &quot;', character_hiragana: '&quot; &amp; [.B43] &amp; &quot;', character_katakana: '&quot; &amp; [.C43] &amp; &quot;', sort_order: &quot; &amp; [.A43] &amp; &quot;, phonetic: '&quot; &amp; [.E43] &amp; &quot;', description: &quot;&quot;&quot;&amp; [.F43] &amp; &quot;&quot;&quot; },&quot;" office:value-type="string" office:string-value="{ path_char_id: 43, character_english: 'yo', character_hiragana: 'よ', character_katakana: 'ヨ', sort_order: 43, phonetic: 'yo ', description: &quot;&quot; }," calcext:value-type="string">
            <text:p>{ path_char_id: 43, character_english: 'yo', character_hiragana: 'よ', character_katakana: 'ヨ', sort_order: 43, phonetic: 'yo ', description: "" 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h </text:p>
          </table:table-cell>
          <table:table-cell/>
          <table:table-cell table:formula="of:=&quot;{ path_char_id: &quot; &amp; [.A44] &amp; &quot;, character_english: '&quot; &amp; [.D44] &amp; &quot;', character_hiragana: '&quot; &amp; [.B44] &amp; &quot;', character_katakana: '&quot; &amp; [.C44] &amp; &quot;', sort_order: &quot; &amp; [.A44] &amp; &quot;, phonetic: '&quot; &amp; [.E44] &amp; &quot;', description: &quot;&quot;&quot;&amp; [.F44] &amp; &quot;&quot;&quot; },&quot;" office:value-type="string" office:string-value="{ path_char_id: 44, character_english: 'wa', character_hiragana: 'わ', character_katakana: 'ワ', sort_order: 44, phonetic: 'wah ', description: &quot;&quot; }," calcext:value-type="string">
            <text:p>{ path_char_id: 44, character_english: 'wa', character_hiragana: 'わ', character_katakana: 'ワ', sort_order: 44, phonetic: 'wah ', description: "" 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ヲ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hoa </text:p>
          </table:table-cell>
          <table:table-cell/>
          <table:table-cell table:formula="of:=&quot;{ path_char_id: &quot; &amp; [.A45] &amp; &quot;, character_english: '&quot; &amp; [.D45] &amp; &quot;', character_hiragana: '&quot; &amp; [.B45] &amp; &quot;', character_katakana: '&quot; &amp; [.C45] &amp; &quot;', sort_order: &quot; &amp; [.A45] &amp; &quot;, phonetic: '&quot; &amp; [.E45] &amp; &quot;', description: &quot;&quot;&quot;&amp; [.F45] &amp; &quot;&quot;&quot; },&quot;" office:value-type="string" office:string-value="{ path_char_id: 45, character_english: 'wo', character_hiragana: 'を', character_katakana: 'ヲ', sort_order: 45, phonetic: 'whoa ', description: &quot;&quot; }," calcext:value-type="string">
            <text:p>{ path_char_id: 45, character_english: 'wo', character_hiragana: 'を', character_katakana: 'ヲ', sort_order: 45, phonetic: 'whoa ', description: "" 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ん</text:p>
          </table:table-cell>
          <table:table-cell office:value-type="string" calcext:value-type="string">
            <text:p>ン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/>
          <table:table-cell table:formula="of:=&quot;{ path_char_id: &quot; &amp; [.A46] &amp; &quot;, character_english: '&quot; &amp; [.D46] &amp; &quot;', character_hiragana: '&quot; &amp; [.B46] &amp; &quot;', character_katakana: '&quot; &amp; [.C46] &amp; &quot;', sort_order: &quot; &amp; [.A46] &amp; &quot;, phonetic: '&quot; &amp; [.E46] &amp; &quot;', description: &quot;&quot;&quot;&amp; [.F46] &amp; &quot;&quot;&quot; },&quot;" office:value-type="string" office:string-value="{ path_char_id: 46, character_english: 'n', character_hiragana: 'ん', character_katakana: 'ン', sort_order: 46, phonetic: 'n ', description: &quot;&quot; }," calcext:value-type="string">
            <text:p>{ path_char_id: 46, character_english: 'n', character_hiragana: 'ん', character_katakana: 'ン', sort_order: 46, phonetic: 'n ', description: ""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6:18:24.559000000</meta:creation-date>
    <dc:date>2023-03-09T16:41:00.076000000</dc:date>
    <meta:editing-duration>PT12M15S</meta:editing-duration>
    <meta:editing-cycles>2</meta:editing-cycles>
    <meta:generator>LibreOffice/7.3.4.2$Windows_X86_64 LibreOffice_project/728fec16bd5f605073805c3c9e7c4212a0120dc5</meta:generator>
    <meta:document-statistic meta:table-count="1" meta:cell-count="294" meta:object-count="0"/>
  </office:meta>
</office:document-meta>
</file>